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ot placed</text:p>
          </table:table-cell>
          <table:table-cell office:value-type="string" calcext:value-type="string">
            <text:p>top placed</text:p>
          </table:table-cell>
          <table:table-cell office:value-type="string" calcext:value-type="string">
            <text:p>top combinations</text:p>
          </table:table-cell>
          <table:table-cell office:value-type="string" calcext:value-type="string">
            <text:p>bot combinations</text:p>
          </table:table-cell>
          <table:table-cell table:number-columns-repeated="2"/>
          <table:table-cell office:value-type="string" calcext:value-type="string">
            <text:p>bot win score</text:p>
          </table:table-cell>
          <table:table-cell office:value-type="string" calcext:value-type="string">
            <text:p>top win scor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FACT(16)/(FACT([.A2])*FACT(16-[.A2]))" office:value-type="float" office:value="1" calcext:value-type="float">
            <text:p>1</text:p>
          </table:table-cell>
          <table:table-cell table:formula="of:=FACT(16-[.A2])/(FACT([.B2])*FACT((16-[.A2])-[.B2]))" office:value-type="float" office:value="1" calcext:value-type="float">
            <text:p>1</text:p>
          </table:table-cell>
          <table:table-cell table:formula="of:=[.C2]*[.D2]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CT(16)/(FACT([.A3])*FACT(16-[.A3]))" office:value-type="float" office:value="16" calcext:value-type="float">
            <text:p>16</text:p>
          </table:table-cell>
          <table:table-cell table:formula="of:=FACT(16-[.A3])/(FACT([.B3])*FACT((16-[.A3])-[.B3]))" office:value-type="float" office:value="1" calcext:value-type="float">
            <text:p>1</text:p>
          </table:table-cell>
          <table:table-cell table:formula="of:=[.C3]*[.D3]" office:value-type="float" office:value="16" calcext:value-type="float">
            <text:p>16</text:p>
          </table:table-cell>
          <table:table-cell/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FACT(16)/(FACT([.A4])*FACT(16-[.A4]))" office:value-type="float" office:value="16" calcext:value-type="float">
            <text:p>16</text:p>
          </table:table-cell>
          <table:table-cell table:formula="of:=FACT(16-[.A4])/(FACT([.B4])*FACT((16-[.A4])-[.B4]))" office:value-type="float" office:value="15" calcext:value-type="float">
            <text:p>15</text:p>
          </table:table-cell>
          <table:table-cell table:formula="of:=[.C4]*[.D4]" office:value-type="float" office:value="240" calcext:value-type="float">
            <text:p>240</text:p>
          </table:table-cell>
          <table:table-cell/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FACT(16)/(FACT([.A5])*FACT(16-[.A5]))" office:value-type="float" office:value="120" calcext:value-type="float">
            <text:p>120</text:p>
          </table:table-cell>
          <table:table-cell table:formula="of:=FACT(16-[.A5])/(FACT([.B5])*FACT((16-[.A5])-[.B5]))" office:value-type="float" office:value="14" calcext:value-type="float">
            <text:p>14</text:p>
          </table:table-cell>
          <table:table-cell table:formula="of:=[.C5]*[.D5]" office:value-type="float" office:value="1680" calcext:value-type="float">
            <text:p>1680</text:p>
          </table:table-cell>
          <table:table-cell/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FACT(16)/(FACT([.A6])*FACT(16-[.A6]))" office:value-type="float" office:value="120" calcext:value-type="float">
            <text:p>120</text:p>
          </table:table-cell>
          <table:table-cell table:formula="of:=FACT(16-[.A6])/(FACT([.B6])*FACT((16-[.A6])-[.B6]))" office:value-type="float" office:value="91" calcext:value-type="float">
            <text:p>91</text:p>
          </table:table-cell>
          <table:table-cell table:formula="of:=[.C6]*[.D6]" office:value-type="float" office:value="10920" calcext:value-type="float">
            <text:p>10920</text:p>
          </table:table-cell>
          <table:table-cell/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FACT(16)/(FACT([.A7])*FACT(16-[.A7]))" office:value-type="float" office:value="560" calcext:value-type="float">
            <text:p>560</text:p>
          </table:table-cell>
          <table:table-cell table:formula="of:=FACT(16-[.A7])/(FACT([.B7])*FACT((16-[.A7])-[.B7]))" office:value-type="float" office:value="78" calcext:value-type="float">
            <text:p>78</text:p>
          </table:table-cell>
          <table:table-cell table:formula="of:=[.C7]*[.D7]" office:value-type="float" office:value="43680" calcext:value-type="float">
            <text:p>43680</text:p>
          </table:table-cell>
          <table:table-cell/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FACT(16)/(FACT([.A8])*FACT(16-[.A8]))" office:value-type="float" office:value="560" calcext:value-type="float">
            <text:p>560</text:p>
          </table:table-cell>
          <table:table-cell table:formula="of:=FACT(16-[.A8])/(FACT([.B8])*FACT((16-[.A8])-[.B8]))" office:value-type="float" office:value="286" calcext:value-type="float">
            <text:p>286</text:p>
          </table:table-cell>
          <table:table-cell table:formula="of:=[.C8]*[.D8]" office:value-type="float" office:value="160160" calcext:value-type="float">
            <text:p>160160</text:p>
          </table:table-cell>
          <table:table-cell/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FACT(16)/(FACT([.A9])*FACT(16-[.A9]))" office:value-type="float" office:value="1820" calcext:value-type="float">
            <text:p>1820</text:p>
          </table:table-cell>
          <table:table-cell table:formula="of:=FACT(16-[.A9])/(FACT([.B9])*FACT((16-[.A9])-[.B9]))" office:value-type="float" office:value="220" calcext:value-type="float">
            <text:p>220</text:p>
          </table:table-cell>
          <table:table-cell table:formula="of:=[.C9]*[.D9]" office:value-type="float" office:value="400400" calcext:value-type="float">
            <text:p>4004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FACT(16)/(FACT([.A10])*FACT(16-[.A10]))" office:value-type="float" office:value="1820" calcext:value-type="float">
            <text:p>1820</text:p>
          </table:table-cell>
          <table:table-cell table:formula="of:=FACT(16-[.A10])/(FACT([.B10])*FACT((16-[.A10])-[.B10]))" office:value-type="float" office:value="495" calcext:value-type="float">
            <text:p>495</text:p>
          </table:table-cell>
          <table:table-cell table:formula="of:=[.C10]*[.D10]" office:value-type="float" office:value="900900" calcext:value-type="float">
            <text:p>9009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FACT(16)/(FACT([.A11])*FACT(16-[.A11]))" office:value-type="float" office:value="4368" calcext:value-type="float">
            <text:p>4368</text:p>
          </table:table-cell>
          <table:table-cell table:formula="of:=FACT(16-[.A11])/(FACT([.B11])*FACT((16-[.A11])-[.B11]))" office:value-type="float" office:value="330" calcext:value-type="float">
            <text:p>330</text:p>
          </table:table-cell>
          <table:table-cell table:formula="of:=[.C11]*[.D11]" office:value-type="float" office:value="1441440" calcext:value-type="float">
            <text:p>144144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FACT(16)/(FACT([.A12])*FACT(16-[.A12]))" office:value-type="float" office:value="4368" calcext:value-type="float">
            <text:p>4368</text:p>
          </table:table-cell>
          <table:table-cell table:formula="of:=FACT(16-[.A12])/(FACT([.B12])*FACT((16-[.A12])-[.B12]))" office:value-type="float" office:value="462" calcext:value-type="float">
            <text:p>462</text:p>
          </table:table-cell>
          <table:table-cell table:formula="of:=[.C12]*[.D12]" office:value-type="float" office:value="2018016" calcext:value-type="float">
            <text:p>20180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FACT(16)/(FACT([.A13])*FACT(16-[.A13]))" office:value-type="float" office:value="8008" calcext:value-type="float">
            <text:p>8008</text:p>
          </table:table-cell>
          <table:table-cell table:formula="of:=FACT(16-[.A13])/(FACT([.B13])*FACT((16-[.A13])-[.B13]))" office:value-type="float" office:value="252" calcext:value-type="float">
            <text:p>252</text:p>
          </table:table-cell>
          <table:table-cell table:formula="of:=[.C13]*[.D13]" office:value-type="float" office:value="2018016" calcext:value-type="float">
            <text:p>20180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FACT(16)/(FACT([.A14])*FACT(16-[.A14]))" office:value-type="float" office:value="8008" calcext:value-type="float">
            <text:p>8008</text:p>
          </table:table-cell>
          <table:table-cell table:formula="of:=FACT(16-[.A14])/(FACT([.B14])*FACT((16-[.A14])-[.B14]))" office:value-type="float" office:value="210" calcext:value-type="float">
            <text:p>210</text:p>
          </table:table-cell>
          <table:table-cell table:formula="of:=[.C14]*[.D14]" office:value-type="float" office:value="1681680" calcext:value-type="float">
            <text:p>16816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FACT(16)/(FACT([.A15])*FACT(16-[.A15]))" office:value-type="float" office:value="11440" calcext:value-type="float">
            <text:p>11440</text:p>
          </table:table-cell>
          <table:table-cell table:formula="of:=FACT(16-[.A15])/(FACT([.B15])*FACT((16-[.A15])-[.B15]))" office:value-type="float" office:value="84" calcext:value-type="float">
            <text:p>84</text:p>
          </table:table-cell>
          <table:table-cell table:formula="of:=[.C15]*[.D15]" office:value-type="float" office:value="960960" calcext:value-type="float">
            <text:p>9609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FACT(16)/(FACT([.A16])*FACT(16-[.A16]))" office:value-type="float" office:value="11440" calcext:value-type="float">
            <text:p>11440</text:p>
          </table:table-cell>
          <table:table-cell table:formula="of:=FACT(16-[.A16])/(FACT([.B16])*FACT((16-[.A16])-[.B16]))" office:value-type="float" office:value="36" calcext:value-type="float">
            <text:p>36</text:p>
          </table:table-cell>
          <table:table-cell table:formula="of:=[.C16]*[.D16]" office:value-type="float" office:value="411840" calcext:value-type="float">
            <text:p>4118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FACT(16)/(FACT([.A17])*FACT(16-[.A17]))" office:value-type="float" office:value="12870" calcext:value-type="float">
            <text:p>12870</text:p>
          </table:table-cell>
          <table:table-cell table:formula="of:=FACT(16-[.A17])/(FACT([.B17])*FACT((16-[.A17])-[.B17]))" office:value-type="float" office:value="8" calcext:value-type="float">
            <text:p>8</text:p>
          </table:table-cell>
          <table:table-cell table:formula="of:=[.C17]*[.D17]" office:value-type="float" office:value="102960" calcext:value-type="float">
            <text:p>1029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FACT(16)/(FACT([.A18])*FACT(16-[.A18]))" office:value-type="float" office:value="12870" calcext:value-type="float">
            <text:p>12870</text:p>
          </table:table-cell>
          <table:table-cell table:formula="of:=FACT(16-[.A18])/(FACT([.B18])*FACT((16-[.A18])-[.B18]))" office:value-type="float" office:value="1" calcext:value-type="float">
            <text:p>1</text:p>
          </table:table-cell>
          <table:table-cell table:formula="of:=[.C18]*[.D18]" office:value-type="float" office:value="12870" calcext:value-type="float">
            <text:p>128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4"/>
          <table:table-cell table:style-name="ce1" table:formula="of:=SUM([.E2:.E18])" office:value-type="float" office:value="10165779" calcext:value-type="float">
            <text:p>1016577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 style:data-style-name="N2" text:time-value="13:15:59.532599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5T12:18:07.038982301</meta:creation-date>
    <dc:date>2023-11-07T16:02:47.615648441</dc:date>
    <meta:editing-duration>PT2H53M29S</meta:editing-duration>
    <meta:editing-cycles>3</meta:editing-cycles>
    <meta:generator>LibreOffice/6.4.7.2$Linux_X86_64 LibreOffice_project/40$Build-2</meta:generator>
    <meta:document-statistic meta:table-count="1" meta:cell-count="126" meta:object-count="0"/>
    <meta:user-defined meta:name="qrichtext">1</meta:user-defined>
  </office:meta>
</office:document-meta>
</file>